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.135cm" fo:margin-left="0.018cm" fo:margin-top="0cm" fo:margin-bottom="0cm" table:align="left" style:writing-mode="lr-tb"/>
    </style:style>
    <style:style style:name="Таблица1.A" style:family="table-column">
      <style:table-column-properties style:column-width="0.677cm"/>
    </style:style>
    <style:style style:name="Таблица1.B" style:family="table-column">
      <style:table-column-properties style:column-width="1.293cm"/>
    </style:style>
    <style:style style:name="Таблица1.C" style:family="table-column">
      <style:table-column-properties style:column-width="1.233cm"/>
    </style:style>
    <style:style style:name="Таблица1.D" style:family="table-column">
      <style:table-column-properties style:column-width="1.483cm"/>
    </style:style>
    <style:style style:name="Таблица1.E" style:family="table-column">
      <style:table-column-properties style:column-width="3.921cm"/>
    </style:style>
    <style:style style:name="Таблица1.F" style:family="table-column">
      <style:table-column-properties style:column-width="4.905cm"/>
    </style:style>
    <style:style style:name="Таблица1.G" style:family="table-column">
      <style:table-column-properties style:column-width="4.621cm"/>
    </style:style>
    <style:style style:name="Таблица1.1" style:family="table-row">
      <style:table-row-properties style:min-row-height="0.423cm" fo:keep-together="auto"/>
    </style:style>
    <style:style style:name="Таблица1.A1" style:family="table-cell">
      <style:table-cell-properties style:vertical-align="bottom" fo:padding-left="0.018cm" fo:padding-right="0.018cm" fo:padding-top="0cm" fo:padding-bottom="0cm" fo:border-left="1pt solid #000000" fo:border-right="1pt solid #000000" fo:border-top="1pt solid #000000" fo:border-bottom="none"/>
    </style:style>
    <style:style style:name="Таблица1.B1" style:family="table-cell">
      <style:table-cell-properties style:vertical-align="bottom" fo:padding-left="0.018cm" fo:padding-right="0.018cm" fo:padding-top="0cm" fo:padding-bottom="0cm" fo:border-left="none" fo:border-right="1pt solid #000000" fo:border-top="1pt solid #000000" fo:border-bottom="none"/>
    </style:style>
    <style:style style:name="Таблица1.A2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none"/>
    </style:style>
    <style:style style:name="Таблица1.B2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none"/>
    </style:style>
    <style:style style:name="Таблица1.3" style:family="table-row">
      <style:table-row-properties style:min-row-height="0.411cm" fo:keep-together="auto"/>
    </style:style>
    <style:style style:name="Таблица1.A3" style:family="table-cell">
      <style:table-cell-properties style:vertical-align="bottom" fo:padding-left="0.018cm" fo:padding-right="0.018cm" fo:padding-top="0cm" fo:padding-bottom="0cm" fo:border-left="1pt solid #000000" fo:border-right="1pt solid #000000" fo:border-top="none" fo:border-bottom="1pt solid #000000"/>
    </style:style>
    <style:style style:name="Таблица1.B3" style:family="table-cell">
      <style:table-cell-properties style:vertical-align="bottom" fo:padding-left="0.018cm" fo:padding-right="0.018cm" fo:padding-top="0cm" fo:padding-bottom="0cm" fo:border-left="none" fo:border-right="1pt solid #000000" fo:border-top="none" fo:border-bottom="1pt solid #000000"/>
    </style:style>
    <style:style style:name="Таблица1.4" style:family="table-row">
      <style:table-row-properties style:min-row-height="12.702cm" fo:keep-together="auto"/>
    </style:style>
    <style:style style:name="P1" style:family="paragraph" style:parent-style-name="Standard">
      <style:paragraph-properties fo:margin-left="3.129cm" fo:margin-right="0cm" fo:text-indent="0cm" style:auto-text-indent="false">
        <style:tab-stops>
          <style:tab-stop style:position="11.77cm"/>
        </style:tab-stops>
      </style:paragraph-properties>
    </style:style>
    <style:style style:name="P2" style:family="paragraph" style:parent-style-name="Standard">
      <style:paragraph-properties fo:line-height="0.411cm"/>
      <style:text-properties fo:font-size="12pt" style:font-size-asian="12pt" style:font-size-complex="12pt"/>
    </style:style>
    <style:style style:name="P3" style:family="paragraph" style:parent-style-name="Standard">
      <style:paragraph-properties fo:line-height="0.397cm"/>
      <style:text-properties fo:font-size="12pt" style:font-size-asian="12pt" style:font-size-complex="12pt"/>
    </style:style>
    <style:style style:name="P4" style:family="paragraph" style:parent-style-name="Standard">
      <style:paragraph-properties fo:line-height="0.404cm"/>
      <style:text-properties fo:font-size="12pt" style:font-size-asian="12pt" style:font-size-complex="12pt"/>
    </style:style>
    <style:style style:name="P5" style:family="paragraph" style:parent-style-name="Standard">
      <style:paragraph-properties fo:line-height="0.416cm"/>
      <style:text-properties fo:font-size="12pt" style:font-size-asian="12pt" style:font-size-complex="12pt"/>
    </style:style>
    <style:style style:name="P6" style:family="paragraph" style:parent-style-name="Standard">
      <style:paragraph-properties fo:line-height="0.385cm"/>
      <style:text-properties fo:font-size="12pt" style:font-size-asian="12pt" style:font-size-complex="12pt"/>
    </style:style>
    <style:style style:name="P7" style:family="paragraph" style:parent-style-name="Standard">
      <style:paragraph-properties fo:line-height="0.413cm"/>
      <style:text-properties fo:font-size="12pt" style:font-size-asian="12pt" style:font-size-complex="12pt"/>
    </style:style>
    <style:style style:name="P8" style:family="paragraph" style:parent-style-name="Standard">
      <style:paragraph-properties fo:line-height="0.381cm"/>
      <style:text-properties fo:font-size="12pt" style:font-size-asian="12pt" style:font-size-complex="12pt"/>
    </style:style>
    <style:style style:name="P9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0" style:family="paragraph" style:parent-style-name="Standard">
      <style:paragraph-properties fo:margin-left="5.175cm" fo:margin-right="0cm" fo:text-indent="0cm" style:auto-text-indent="false"/>
    </style:style>
    <style:style style:name="P11" style:family="paragraph" style:parent-style-name="Standard">
      <style:paragraph-properties fo:margin-left="8.456cm" fo:margin-right="0cm" fo:text-indent="0cm" style:auto-text-indent="false"/>
    </style:style>
    <style:style style:name="P12" style:family="paragraph" style:parent-style-name="Standard">
      <style:paragraph-properties fo:margin-left="8.456cm" fo:margin-right="0cm" fo:text-indent="0cm" style:auto-text-indent="false">
        <style:tab-stops>
          <style:tab-stop style:position="12.053cm"/>
        </style:tab-stops>
      </style:paragraph-properties>
    </style:style>
    <style:style style:name="P13" style:family="paragraph" style:parent-style-name="Standard">
      <style:paragraph-properties fo:margin-left="0.088cm" fo:margin-right="0cm" fo:text-indent="0cm" style:auto-text-indent="false">
        <style:tab-stops>
          <style:tab-stop style:position="0.624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0.624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0.005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0.399cm"/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17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line-height="0.467cm"/>
      <style:text-properties fo:font-size="10pt" style:font-size-asian="10pt" style:font-size-complex="10pt"/>
    </style:style>
    <style:style style:name="P19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0" style:family="paragraph" style:parent-style-name="Standard">
      <style:paragraph-properties fo:line-height="0.347cm"/>
      <style:text-properties fo:font-size="10pt" style:font-size-asian="10pt" style:font-size-complex="10pt"/>
    </style:style>
    <style:style style:name="P21" style:family="paragraph" style:parent-style-name="Standard">
      <style:paragraph-properties fo:line-height="0.406cm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.988cm" fo:margin-right="0cm" fo:text-indent="0cm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line-height="0.005cm"/>
      <style:text-properties fo:font-size="10pt" style:font-name-asian="Times New Roman1" style:font-size-asian="10pt" style:font-size-complex="10pt"/>
    </style:style>
    <style:style style:name="P24" style:family="paragraph" style:parent-style-name="Standard">
      <style:paragraph-properties fo:margin-left="0.282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25" style:family="paragraph" style:parent-style-name="Standard">
      <style:paragraph-properties fo:margin-left="0.695cm" fo:margin-right="0cm" fo:text-indent="0cm" style:auto-text-indent="false"/>
    </style:style>
    <style:style style:name="P26" style:family="paragraph" style:parent-style-name="Standard">
      <style:paragraph-properties fo:margin-left="0cm" fo:margin-right="0.423cm" fo:line-height="91%" fo:text-align="start" style:justify-single-word="false" fo:text-indent="0cm" style:auto-text-indent="false" style:writing-mode="lr-tb"/>
    </style:style>
    <style:style style:name="P27" style:family="paragraph" style:parent-style-name="Standard">
      <style:paragraph-properties style:line-height-at-least="0.402cm"/>
    </style:style>
    <style:style style:name="P28" style:family="paragraph" style:parent-style-name="Standard">
      <style:paragraph-properties style:line-height-at-least="0.402cm"/>
      <style:text-properties fo:font-weight="normal" fo:background-color="#282c34" style:font-weight-asian="normal"/>
    </style:style>
    <style:style style:name="P29" style:family="paragraph" style:parent-style-name="Standard">
      <style:paragraph-properties fo:margin-left="0cm" fo:margin-right="0cm" fo:line-height="91%" fo:text-align="start" style:justify-single-word="false" fo:text-indent="0cm" style:auto-text-indent="false" style:writing-mode="lr-tb"/>
      <style:text-properties style:use-window-font-color="true" loext:opacity="0%" fo:font-size="11pt" fo:language="ru" fo:country="RU" style:letter-kerning="false" style:font-name-asian="DejaVu Sans" style:font-size-asian="11pt" style:language-asian="ru" style:country-asian="RU" style:font-name-complex="Times New Roman1" style:font-size-complex="11pt" style:language-complex="ar" style:country-complex="SA"/>
    </style:style>
    <style:style style:name="P30" style:family="paragraph" style:parent-style-name="Standard">
      <style:paragraph-properties fo:margin-left="0cm" fo:margin-right="0cm" fo:line-height="0.353cm" fo:text-indent="0cm" style:auto-text-indent="false"/>
    </style:style>
    <style:style style:name="P31" style:family="paragraph" style:parent-style-name="Standard">
      <style:paragraph-properties fo:margin-left="0.282cm" fo:margin-right="0cm" fo:text-indent="0cm" style:auto-text-indent="false"/>
    </style:style>
    <style:style style:name="P32" style:family="paragraph" style:parent-style-name="Standard">
      <style:paragraph-properties fo:margin-left="8.456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3" style:family="paragraph" style:parent-style-name="Standard">
      <style:paragraph-properties fo:margin-left="8.456cm" fo:margin-right="0cm" fo:text-indent="0cm" style:auto-text-indent="false">
        <style:tab-stops>
          <style:tab-stop style:position="10.888cm"/>
        </style:tab-stops>
      </style:paragraph-properties>
      <style:text-properties fo:font-size="10pt" style:font-name-asian="Times New Roman1" style:font-size-asian="10pt" style:font-size-complex="10pt"/>
    </style:style>
    <style:style style:name="P34" style:family="paragraph" style:parent-style-name="Standard">
      <style:paragraph-properties fo:margin-left="11.349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5" style:family="paragraph" style:parent-style-name="Standard">
      <style:paragraph-properties fo:margin-left="0.624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6" style:family="paragraph" style:parent-style-name="Standard">
      <style:paragraph-properties fo:margin-left="0.695cm" fo:margin-right="0cm" fo:text-indent="0cm" style:auto-text-indent="false"/>
      <style:text-properties fo:font-size="10pt" style:font-name-asian="Times New Roman1" style:font-size-asian="10pt" style:font-size-complex="10pt"/>
    </style:style>
    <style:style style:name="P37" style:family="paragraph" style:parent-style-name="Standard">
      <style:paragraph-properties fo:margin-left="0.282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8" style:family="paragraph" style:parent-style-name="Standard">
      <style:paragraph-properties fo:margin-left="0.176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39" style:family="paragraph" style:parent-style-name="Standard">
      <style:paragraph-properties fo:margin-left="1.235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40" style:family="paragraph" style:parent-style-name="Standard">
      <style:paragraph-properties fo:margin-left="0.388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41" style:family="paragraph" style:parent-style-name="Standard">
      <style:paragraph-properties fo:margin-left="1.411cm" fo:margin-right="0cm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42" style:family="paragraph" style:parent-style-name="Standard">
      <style:paragraph-properties fo:margin-left="0cm" fo:margin-right="0.176cm" fo:text-align="end" style:justify-single-word="false" fo:orphans="0" fo:widows="0" fo:text-indent="0cm" style:auto-text-indent="false"/>
      <style:text-properties fo:font-size="10pt" style:font-name-asian="Times New Roman1" style:font-size-asian="10pt" style:font-size-complex="10pt"/>
    </style:style>
    <style:style style:name="P43" style:family="paragraph" style:parent-style-name="Standard">
      <style:paragraph-properties fo:margin-left="0.988cm" fo:margin-right="0cm" fo:text-align="end" style:justify-single-word="false" fo:text-indent="0cm" style:auto-text-indent="false"/>
      <style:text-properties fo:font-size="10pt" style:font-name-asian="Times New Roman1" style:font-size-asian="10pt" style:font-size-complex="10pt"/>
    </style:style>
    <style:style style:name="P44" style:family="paragraph" style:parent-style-name="Standard">
      <style:paragraph-properties fo:margin-left="0.695cm" fo:margin-right="0cm" fo:text-indent="0cm" style:auto-text-indent="false"/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45" style:family="paragraph" style:parent-style-name="Standard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P46" style:family="paragraph" style:parent-style-name="Standard" style:list-style-name="WWNum1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47" style:family="paragraph" style:parent-style-name="Standard" style:list-style-name="WWNum5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P48" style:family="paragraph" style:parent-style-name="Standard" style:list-style-name="WWNum7">
      <style:paragraph-properties fo:line-height="91%" fo:text-align="start" style:justify-single-word="false" style:writing-mode="lr-tb">
        <style:tab-stops>
          <style:tab-stop style:position="0.617cm"/>
        </style:tab-stops>
      </style:paragraph-properties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.723cm" fo:margin-right="0cm" fo:text-indent="0cm" style:auto-text-indent="false">
        <style:tab-stops>
          <style:tab-stop style:position="1.341cm"/>
        </style:tab-stops>
      </style:paragraph-properties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50" style:family="paragraph" style:parent-style-name="Standard">
      <style:paragraph-properties fo:margin-left="0.282cm" fo:margin-right="0cm" fo:text-indent="0cm" style:auto-text-indent="false"/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P51" style:family="paragraph" style:parent-style-name="Standard" style:list-style-name="WWNum6">
      <style:paragraph-properties fo:margin-left="1.401cm" fo:margin-right="0cm" fo:margin-top="0cm" fo:margin-bottom="0cm" style:contextual-spacing="false" fo:text-align="start" style:justify-single-word="false" fo:orphans="2" fo:widows="2" fo:hyphenation-ladder-count="no-limit" fo:text-indent="-1.401cm" style:auto-text-indent="false" style:punctuation-wrap="simple" style:writing-mode="lr-tb">
        <style:tab-stops>
          <style:tab-stop style:position="0.624cm"/>
        </style:tab-stops>
      </style:paragraph-properties>
      <style:text-properties fo:hyphenate="false" fo:hyphenation-remain-char-count="2" fo:hyphenation-push-char-count="2" loext:hyphenation-no-caps="false"/>
    </style:style>
    <style:style style:name="P52" style:family="paragraph" style:parent-style-name="Standard" style:list-style-name="WWNum1">
      <style:paragraph-properties fo:margin-left="0.624cm" fo:margin-right="0cm" fo:text-indent="-0.624cm" style:auto-text-indent="false">
        <style:tab-stops>
          <style:tab-stop style:position="0.624cm"/>
        </style:tab-stops>
      </style:paragraph-properties>
    </style:style>
    <style:style style:name="P53" style:family="paragraph" style:parent-style-name="Standard" style:list-style-name="WWNum1">
      <style:paragraph-properties fo:margin-left="0.695cm" fo:margin-right="0cm" fo:text-indent="-0.695cm" style:auto-text-indent="false">
        <style:tab-stops>
          <style:tab-stop style:position="0.695cm"/>
        </style:tab-stops>
      </style:paragraph-properties>
    </style:style>
    <style:style style:name="P54" style:family="paragraph" style:parent-style-name="Standard" style:master-page-name="Converted1">
      <style:paragraph-properties fo:margin-left="0cm" fo:margin-right="0.423cm" fo:line-height="91%" fo:text-align="start" style:justify-single-word="false" fo:text-indent="0cm" style:auto-text-indent="false" style:page-number="auto" style:writing-mode="lr-tb"/>
    </style:style>
    <style:style style:name="P55" style:family="paragraph" style:parent-style-name="Standard" style:list-style-name="WWNum8">
      <style:paragraph-properties fo:line-height="91%" fo:text-align="start" style:justify-single-word="false" style:writing-mode="lr-tb"/>
    </style:style>
    <style:style style:name="P56" style:family="paragraph" style:parent-style-name="Standard" style:list-style-name="WWNum2">
      <style:paragraph-properties fo:line-height="91%" fo:text-align="start" style:justify-single-word="false" style:writing-mode="lr-tb">
        <style:tab-stops>
          <style:tab-stop style:position="0.617cm"/>
        </style:tab-stops>
      </style:paragraph-properties>
    </style:style>
    <style:style style:name="P57" style:family="paragraph" style:parent-style-name="Standard" style:list-style-name="WWNum3" style:master-page-name="Converted2">
      <style:paragraph-properties fo:margin-left="0.018cm" fo:margin-right="0cm" fo:line-height="91%" fo:text-indent="-0.018cm" style:auto-text-indent="false" style:page-number="auto">
        <style:tab-stops>
          <style:tab-stop style:position="0.635cm"/>
        </style:tab-stops>
      </style:paragraph-properties>
    </style:style>
    <style:style style:name="P58" style:family="paragraph" style:parent-style-name="Standard">
      <style:paragraph-properties style:line-height-at-least="0.402cm"/>
      <style:text-properties fo:color="#abb2bf" loext:opacity="100%" style:font-name="Droid Sans Mono" fo:font-size="8.5pt" fo:font-weight="normal" fo:background-color="#282c34" style:font-size-asian="8.5pt" style:font-weight-asian="normal"/>
    </style:style>
    <style:style style:name="P59" style:family="paragraph" style:parent-style-name="Standard">
      <style:paragraph-properties fo:margin-left="0cm" fo:margin-right="0.423cm" fo:line-height="91%" fo:text-align="start" style:justify-single-word="false" fo:text-indent="0cm" style:auto-text-indent="false" style:writing-mode="lr-tb">
        <style:tab-stops>
          <style:tab-stop style:position="0.617cm"/>
        </style:tab-stops>
      </style:paragraph-properties>
      <style:text-properties style:text-position="0% 100%" fo:font-size="10pt" fo:font-weight="normal" style:font-name-asian="Times New Roman1" style:font-size-asian="10pt" style:font-weight-asian="normal" style:font-size-complex="10pt" style:font-weight-complex="normal"/>
    </style:style>
    <style:style style:name="P60" style:family="paragraph" style:parent-style-name="Standard" style:list-style-name="WWNum4">
      <style:paragraph-properties fo:margin-left="0.035cm" fo:margin-right="1.094cm" fo:line-height="115%" fo:text-indent="-0.016cm" style:auto-text-indent="false" fo:break-before="page">
        <style:tab-stops>
          <style:tab-stop style:position="0.653cm"/>
        </style:tab-stops>
      </style:paragraph-properties>
    </style:style>
    <style:style style:name="P61" style:family="paragraph" style:parent-style-name="Standard" style:list-style-name="WWNum5">
      <style:paragraph-properties fo:margin-left="1.341cm" fo:margin-right="0cm" fo:text-indent="-0.617cm" style:auto-text-indent="false">
        <style:tab-stops>
          <style:tab-stop style:position="1.341cm"/>
        </style:tab-stops>
      </style:paragraph-properties>
    </style:style>
    <style:style style:name="P62" style:family="paragraph" style:parent-style-name="Standard">
      <style:paragraph-properties fo:margin-left="0.988cm" fo:margin-right="0cm" fo:text-indent="0cm" style:auto-text-indent="false"/>
      <style:text-properties fo:font-size="9.5pt" style:font-name-asian="Times New Roman1" style:font-size-asian="9.5pt" style:font-size-complex="9.5pt"/>
    </style:style>
    <style:style style:name="T1" style:family="text">
      <style:text-properties fo:font-size="15pt" fo:font-weight="bold" style:font-name-asian="Times New Roman1" style:font-size-asian="15pt" style:font-weight-asian="bold" style:font-size-complex="15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 style:font-name-asian="Times New Roman1" style:font-size-asian="10pt" style:font-size-complex="10pt"/>
    </style:style>
    <style:style style:name="T4" style:family="text">
      <style:text-properties fo:font-size="10pt" style:text-underline-style="solid" style:text-underline-width="auto" style:text-underline-color="font-color" officeooo:rsid="0004590f" style:font-name-asian="Times New Roman1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fo:font-weight="normal" style:font-name-asian="Times New Roman1" style:font-size-asian="10pt" style:font-weight-asian="normal" style:font-size-complex="10pt" style:font-weight-complex="normal"/>
    </style:style>
    <style:style style:name="T6" style:family="text">
      <style:text-properties fo:font-size="10pt" style:text-underline-style="solid" style:text-underline-width="auto" style:text-underline-color="font-color" fo:font-weight="bold" style:font-name-asian="Times New Roman1" style:font-size-asian="10pt" style:font-weight-asian="bold" style:font-size-complex="10pt" style:font-weight-complex="bold"/>
    </style:style>
    <style:style style:name="T7" style:family="text">
      <style:text-properties fo:font-size="10pt" style:font-name-asian="Times New Roman1" style:font-size-asian="10pt" style:font-size-complex="10pt"/>
    </style:style>
    <style:style style:name="T8" style:family="text">
      <style:text-properties fo:font-size="10pt" officeooo:rsid="00040130" style:font-name-asian="Times New Roman1" style:font-size-asian="10pt" style:font-size-complex="10pt"/>
    </style:style>
    <style:style style:name="T9" style:family="text">
      <style:text-properties fo:font-size="10pt" fo:font-weight="bold" style:font-name-asian="Times New Roman1" style:font-size-asian="10pt" style:font-weight-asian="bold" style:font-size-complex="10pt" style:font-weight-complex="bold"/>
    </style:style>
    <style:style style:name="T10" style:family="text">
      <style:text-properties fo:font-size="10pt" fo:font-weight="normal" style:font-name-asian="Times New Roman1" style:font-size-asian="10pt" style:font-weight-asian="normal" style:font-size-complex="10pt" style:font-weight-complex="normal"/>
    </style:style>
    <style:style style:name="T11" style:family="text">
      <style:text-properties fo:font-size="10pt" fo:font-style="italic" style:font-name-asian="Times New Roman1" style:font-size-asian="10pt" style:font-style-asian="italic" style:font-size-complex="10pt" style:font-style-complex="italic"/>
    </style:style>
    <style:style style:name="T12" style:family="text">
      <style:text-properties fo:font-size="10pt" fo:font-style="italic" fo:font-weight="normal" style:font-name-asian="Times New Roman1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ize="10pt" style:text-underline-style="none" style:font-name-asian="Times New Roman1" style:font-size-asian="10pt" style:font-size-complex="10pt"/>
    </style:style>
    <style:style style:name="T14" style:family="text">
      <style:text-properties fo:font-size="10pt" style:text-underline-style="none" fo:font-weight="normal" style:font-name-asian="Times New Roman1" style:font-size-asian="10pt" style:font-weight-asian="normal" style:font-size-complex="10pt" style:font-weight-complex="normal"/>
    </style:style>
    <style:style style:name="T15" style:family="text">
      <style:text-properties fo:font-size="14.5pt" style:font-name-asian="Times New Roman1" style:font-size-asian="14.5pt" style:font-size-complex="14.5pt"/>
    </style:style>
    <style:style style:name="T16" style:family="text">
      <style:text-properties fo:font-size="9.5pt" style:font-name-asian="Times New Roman1" style:font-size-asian="9.5pt" style:font-size-complex="9.5pt"/>
    </style:style>
    <style:style style:name="T17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normal" style:letter-kerning="false" style:font-name-asian="Times New Roman1" style:font-size-asian="10pt" style:language-asian="ru" style:country-asian="RU" style:font-weight-asian="normal" style:font-name-complex="Times New Roman1" style:font-size-complex="10pt" style:language-complex="ar" style:country-complex="SA" style:font-weight-complex="normal"/>
    </style:style>
    <style:style style:name="T18" style:family="text">
      <style:text-properties style:use-window-font-color="true" loext:opacity="0%" fo:font-size="10pt" fo:language="ru" fo:country="RU" style:text-underline-style="solid" style:text-underline-width="auto" style:text-underline-color="font-color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19" style:family="text">
      <style:text-properties style:use-window-font-color="true" loext:opacity="0%" fo:font-size="10pt" fo:language="ru" fo:country="RU" style:text-underline-style="solid" style:text-underline-width="auto" style:text-underline-color="font-color" fo:font-weight="bold" style:letter-kerning="false" style:font-name-asian="Times New Roman1" style:font-size-asian="10pt" style:language-asian="ru" style:country-asian="RU" style:font-weight-asian="bold" style:font-name-complex="Times New Roman1" style:font-size-complex="10pt" style:language-complex="ar" style:country-complex="SA" style:font-weight-complex="bold"/>
    </style:style>
    <style:style style:name="T20" style:family="text">
      <style:text-properties style:use-window-font-color="true" loext:opacity="0%" fo:font-size="10pt" fo:language="ru" fo:country="RU" style:text-underline-style="none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T21" style:family="text">
      <style:text-properties fo:font-size="8pt" style:text-underline-style="solid" style:text-underline-width="auto" style:text-underline-color="font-color" style:font-name-asian="Times New Roman1" style:font-size-asian="8pt" style:font-size-complex="8pt"/>
    </style:style>
    <style:style style:name="T22" style:family="text">
      <style:text-properties fo:font-size="8pt" style:font-name-asian="Times New Roman1" style:font-size-asian="8pt" style:font-size-complex="8pt"/>
    </style:style>
    <style:style style:name="T23" style:family="text">
      <style:text-properties fo:font-size="9pt" style:font-name-asian="Times New Roman1" style:font-size-asian="9pt" style:font-size-complex="9pt"/>
    </style:style>
    <style:style style:name="T24" style:family="text">
      <style:text-properties fo:color="#c678dd" loext:opacity="100%" style:font-name="Droid Sans Mono" fo:font-size="8.5pt" fo:font-weight="normal" fo:background-color="#282c34" loext:char-shading-value="0" style:font-size-asian="8.5pt" style:font-weight-asian="normal"/>
    </style:style>
    <style:style style:name="T25" style:family="text">
      <style:text-properties fo:color="#abb2bf" loext:opacity="100%" style:font-name="Droid Sans Mono" fo:font-size="8.5pt" fo:font-weight="normal" fo:background-color="#282c34" loext:char-shading-value="0" style:font-size-asian="8.5pt" style:font-weight-asian="normal"/>
    </style:style>
    <style:style style:name="T26" style:family="text">
      <style:text-properties fo:color="#e5c07b" loext:opacity="100%" style:font-name="Droid Sans Mono" fo:font-size="8.5pt" fo:font-weight="normal" fo:background-color="#282c34" loext:char-shading-value="0" style:font-size-asian="8.5pt" style:font-weight-asian="normal"/>
    </style:style>
    <style:style style:name="T27" style:family="text">
      <style:text-properties fo:color="#e06c75" loext:opacity="100%" style:font-name="Droid Sans Mono" fo:font-size="8.5pt" fo:font-weight="normal" fo:background-color="#282c34" loext:char-shading-value="0" style:font-size-asian="8.5pt" style:font-weight-asian="normal"/>
    </style:style>
    <style:style style:name="T28" style:family="text">
      <style:text-properties fo:color="#56b6c2" loext:opacity="100%" style:font-name="Droid Sans Mono" fo:font-size="8.5pt" fo:font-weight="normal" fo:background-color="#282c34" loext:char-shading-value="0" style:font-size-asian="8.5pt" style:font-weight-asian="normal"/>
    </style:style>
    <style:style style:name="T29" style:family="text">
      <style:text-properties fo:color="#61afef" loext:opacity="100%" style:font-name="Droid Sans Mono" fo:font-size="8.5pt" fo:font-weight="normal" fo:background-color="#282c34" loext:char-shading-value="0" style:font-size-asian="8.5pt" style:font-weight-asian="normal"/>
    </style:style>
    <style:style style:name="T30" style:family="text">
      <style:text-properties fo:color="#d19a66" loext:opacity="100%" style:font-name="Droid Sans Mono" fo:font-size="8.5pt" fo:font-weight="normal" fo:background-color="#282c34" loext:char-shading-value="0" style:font-size-asian="8.5pt" style:font-weight-asian="normal"/>
    </style:style>
    <style:style style:name="T31" style:family="text">
      <style:text-properties fo:color="#98c379" loext:opacity="100%" style:font-name="Droid Sans Mono" fo:font-size="8.5pt" fo:font-weight="normal" fo:background-color="#282c34" loext:char-shading-value="0" style:font-size-asian="8.5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Отчет по лабораторной работе №24</text:span><text:span text:style-name="T2"><text:tab/></text:span><text:span text:style-name="T15">по курсу </text:span><text:span text:style-name="T4">алгоритмы и структуры данных</text:span></text:p>
      <text:p text:style-name="P2"/>
      <text:p text:style-name="P10"><text:span text:style-name="T7">Студент группы </text:span><text:span text:style-name="T3">М8О-107Б-22 Диёров Давронхон Умид угли</text:span><text:span text:style-name="T7">, № по списку <text:s/></text:span><text:span text:style-name="T3">10</text:span></text:p>
      <text:p text:style-name="P3"/>
      <text:p text:style-name="P11"><text:span text:style-name="T7">Контакты www, </text:span><text:span text:style-name="T8">e</text:span><text:span text:style-name="T7">-mail, icq, skype </text:span><text:span text:style-name="T3">ddiyorov1@gmail.com</text:span></text:p>
      <text:p text:style-name="P4"/>
      <text:p text:style-name="P12"><text:span text:style-name="T7">Работа выполнена: «</text:span><text:span text:style-name="T2"><text:tab/></text:span><text:span text:style-name="T16">» ____________202___г.</text:span></text:p>
      <text:p text:style-name="P5"/>
      <text:p text:style-name="P32">Входной контроль знаний с оценкой _____________________</text:p>
      <text:p text:style-name="P6"/>
      <text:p text:style-name="P33">Отчет сдан «<text:tab/>» _________202 __ г., итоговая оценка _____</text:p>
      <text:p text:style-name="P7"/>
      <text:p text:style-name="P34">Подпись преподавателя ________________</text:p>
      <text:p text:style-name="P8"/>
      <text:list xml:id="list3080136492" text:style-name="WWNum6">
        <text:list-item>
          <text:p text:style-name="P51"><text:span text:style-name="T9">Тема:</text:span><text:span text:style-name="T10"> </text:span><text:span text:style-name="T17"><text:s/>Преобразование выражения в дерево <text:s text:c="23"/></text:span><text:span text:style-name="T5"><text:s text:c="87"/></text:span></text:p>
        </text:list-item>
      </text:list>
      <text:p text:style-name="P13"/>
      <text:list xml:id="list1527495649" text:style-name="WWNum1">
        <text:list-item>
          <text:p text:style-name="P52"><text:span text:style-name="T9">Цель работы:</text:span><text:span text:style-name="T10"> </text:span><text:span text:style-name="T17"><text:s/>Научиться преобразовывать выражения в деревья и работать с ними <text:s text:c="90"/></text:span></text:p>
        </text:list-item>
      </text:list>
      <text:p text:style-name="P15"/>
      <text:p text:style-name="P35">_________________________________________________________________________________________________</text:p>
      <text:p text:style-name="P16"/>
      <text:list xml:id="list161355757416787" text:continue-numbering="true" text:style-name="WWNum1">
        <text:list-item>
          <text:p text:style-name="P52"><text:span text:style-name="T9">Задание </text:span><text:span text:style-name="T7">(</text:span><text:span text:style-name="T11">вариант №</text:span><text:span text:style-name="T10"> </text:span><text:span text:style-name="T12">57</text:span><text:span text:style-name="T10"> </text:span><text:span text:style-name="T7">)</text:span><text:span text:style-name="T9">: </text:span><text:span text:style-name="T5"><text:s/></text:span><text:span text:style-name="T17">Разложить на множители квадрат суммы</text:span><text:span text:style-name="T5"> <text:s text:c="108"/></text:span></text:p>
        </text:list-item>
      </text:list>
      <text:p text:style-name="P14"/>
      <text:list xml:id="list161354668490875" text:continue-numbering="true" text:style-name="WWNum1">
        <text:list-item>
          <text:p text:style-name="P53"><text:span text:style-name="T9">Оборудование </text:span><text:span text:style-name="T7">(лабораторное):</text:span></text:p>
        </text:list-item>
      </text:list>
      <text:p text:style-name="P15"/>
      <text:p text:style-name="P25"><text:span text:style-name="T7">ЭВМ </text:span><text:span text:style-name="T21">Intel Pentium G2140</text:span><text:span text:style-name="T22">,</text:span><text:span text:style-name="T7"> процессор </text:span><text:span text:style-name="T3"><text:s text:c="10"/></text:span><text:span text:style-name="T18">3.30 GHz <text:s text:c="10"/></text:span><text:span text:style-name="T7">, имя узла сети</text:span><text:span text:style-name="T3"> <text:s text:c="5"/>Cameron <text:s text:c="8"/></text:span><text:span text:style-name="T7">с ОП</text:span><text:span text:style-name="T3"> </text:span><text:span text:style-name="T18"><text:s text:c="11"/>8096 <text:s text:c="7"/></text:span><text:span text:style-name="T3"><text:s/></text:span><text:span text:style-name="T7">Мб, НМД </text:span><text:span text:style-name="T3"><text:s text:c="6"/>7906 <text:s text:c="7"/></text:span><text:span text:style-name="T7"><text:s/>Мб. Терминал </text:span><text:span text:style-name="T3"><text:s text:c="4"/></text:span><text:span text:style-name="T18">ASUS <text:s text:c="5"/></text:span><text:span text:style-name="T7"><text:s/>адрес</text:span><text:span text:style-name="T3"> <text:s text:c="14"/>dev/pets/3 <text:s text:c="7"/></text:span><text:span text:style-name="T13"><text:s/>Принтер</text:span><text:span text:style-name="T7"> </text:span><text:span text:style-name="T3"><text:s text:c="10"/>HP Laserjet 6P <text:s text:c="12"/></text:span></text:p>
      <text:p text:style-name="P36">Другие устройства ________________________________________________________________________________</text:p>
      <text:p text:style-name="P36">_________________________________________________________________________________________________</text:p>
      <text:p text:style-name="P16"/>
      <text:p text:style-name="P44">Оборудование ПЭВМ студента, если использовалось:</text:p>
      <text:p text:style-name="P15"/>
      <text:p text:style-name="P25"><text:span text:style-name="T7">Процессор __</text:span><text:span text:style-name="T21">Intel core i5-7300HQ 2.50 GHz <text:s text:c="7"/></text:span><text:span text:style-name="T7"><text:s/>с ОП </text:span><text:span text:style-name="T3"><text:s text:c="3"/></text:span><text:span text:style-name="T18">8096 <text:s text:c="2"/></text:span><text:span text:style-name="T7"><text:s/>Мб, НМД </text:span><text:span text:style-name="T3"><text:s text:c="4"/></text:span><text:span text:style-name="T18">131072 <text:s text:c="4"/></text:span><text:span text:style-name="T7"><text:s/>Мб. Монитор </text:span><text:span text:style-name="T3"><text:s text:c="13"/>ASUS</text:span><text:span text:style-name="T18"> <text:s text:c="25"/></text:span></text:p>
      <text:p text:style-name="P36">Другие устройства ________________________________________________________________________________</text:p>
      <text:p text:style-name="P36">_________________________________________________________________________________________________</text:p>
      <text:p text:style-name="P16"/>
      <text:list xml:id="list161355253983520" text:continue-numbering="true" text:style-name="WWNum1">
        <text:list-item>
          <text:p text:style-name="P46">Программное обеспечение (лабораторное):</text:p>
        </text:list-item>
      </text:list>
      <text:p text:style-name="P15"/>
      <text:p text:style-name="P25"><text:span text:style-name="T7">Операционная система семейства </text:span><text:span text:style-name="T3"><text:s text:c="4"/></text:span><text:span text:style-name="T18">Unix <text:s text:c="6"/></text:span><text:span text:style-name="T7">, наименование </text:span><text:span text:style-name="T3"><text:s text:c="17"/></text:span><text:span text:style-name="T18">Ubuntu <text:s text:c="18"/></text:span><text:span text:style-name="T7"><text:s/>версия </text:span><text:span text:style-name="T3"><text:s text:c="7"/></text:span><text:span text:style-name="T18">18.15.0 <text:s text:c="7"/></text:span></text:p>
      <text:p text:style-name="P25"><text:span text:style-name="T7">интерпретатор команд </text:span><text:span text:style-name="T3"><text:s text:c="13"/></text:span><text:span text:style-name="T18">bash <text:s text:c="13"/></text:span><text:span text:style-name="T7"><text:s/>версия </text:span><text:span text:style-name="T3"><text:s text:c="8"/></text:span><text:span text:style-name="T18">4.4.20 <text:s text:c="8"/></text:span></text:p>
      <text:p text:style-name="P25"><text:span text:style-name="T7">Система программирования </text:span><text:span text:style-name="T3"><text:s text:c="16"/>CLion</text:span><text:span text:style-name="T18"> <text:s text:c="30"/></text:span><text:span text:style-name="T13"><text:s/></text:span><text:span text:style-name="T7">версия </text:span><text:span text:style-name="T3"><text:s text:c="11"/>2020.3 <text:s text:c="13"/></text:span></text:p>
      <text:p text:style-name="P25"><text:span text:style-name="T7">Редактор текстов </text:span><text:span text:style-name="T3"><text:s text:c="22"/></text:span><text:span text:style-name="T18">emacs <text:s text:c="73"/></text:span><text:span text:style-name="T20"><text:s/></text:span><text:span text:style-name="T13">версия</text:span><text:span text:style-name="T7"> </text:span><text:span text:style-name="T3"><text:s text:c="10"/></text:span><text:span text:style-name="T18">25.2.2 <text:s text:c="23"/></text:span></text:p>
      <text:p text:style-name="P25"><text:span text:style-name="T7">Утилиты операционной системы </text:span><text:span text:style-name="T17"><text:s text:c="24"/>cat, gcc <text:s text:c="113"/></text:span></text:p>
      <text:p text:style-name="P25"><text:span text:style-name="T7">Прикладные системы и программы</text:span><text:span text:style-name="T3"> <text:s text:c="5"/></text:span><text:span text:style-name="T5"><text:s text:c="131"/></text:span></text:p>
      <text:p text:style-name="P25"><text:span text:style-name="T7">Местонахождение и имена файлов программ и </text:span><text:span text:style-name="T13">данных</text:span><text:span text:style-name="T18"> <text:s text:c="5"/>stud/208104 <text:s text:c="73"/></text:span></text:p>
      <text:p text:style-name="P36">_________________________________________________________________________________________________</text:p>
      <text:p text:style-name="P16"/>
      <text:p text:style-name="P44">Программное обеспечение ЭВМ студента, если использовалось:</text:p>
      <text:p text:style-name="P15"/>
      <text:p text:style-name="P25"><text:span text:style-name="T7">Операционная система семейства </text:span><text:span text:style-name="T3"><text:s text:c="8"/></text:span><text:span text:style-name="T18">Unix <text:s text:c="7"/></text:span><text:span text:style-name="T7">, наименование </text:span><text:span text:style-name="T13"><text:s/></text:span><text:span text:style-name="T3"><text:s text:c="4"/>Ubuntu <text:s text:c="11"/></text:span><text:span text:style-name="T13"><text:s text:c="3"/></text:span><text:span text:style-name="T7">версия </text:span><text:span text:style-name="T3"><text:s text:c="9"/>33 <text:s text:c="14"/></text:span></text:p>
      <text:p text:style-name="P25"><text:span text:style-name="T7">интерпретатор команд </text:span><text:span text:style-name="T3"><text:s text:c="11"/></text:span><text:span text:style-name="T18">bash <text:s text:c="10"/></text:span><text:span text:style-name="T13"><text:s/></text:span><text:span text:style-name="T7">версия </text:span><text:span text:style-name="T3"><text:s text:c="4"/>5.0.17 <text:s text:c="8"/></text:span></text:p>
      <text:p text:style-name="P25"><text:span text:style-name="T14">Система программирования </text:span><text:span text:style-name="T5"><text:s text:c="9"/>CLion <text:s text:c="7"/></text:span><text:span text:style-name="T17"><text:s text:c="32"/></text:span><text:span text:style-name="T14"><text:s/>версия </text:span><text:span text:style-name="T5"><text:s text:c="5"/>2020.3 <text:s text:c="18"/></text:span></text:p>
      <text:p text:style-name="P25"><text:span text:style-name="T7">Редактор текстов </text:span><text:span text:style-name="T3"><text:s text:c="22"/></text:span><text:span text:style-name="T18">emacs <text:s text:c="73"/></text:span><text:span text:style-name="T20"><text:s/></text:span><text:span text:style-name="T13">версия</text:span><text:span text:style-name="T7"> </text:span><text:span text:style-name="T3"><text:s text:c="10"/></text:span><text:span text:style-name="T18">25.2.2 <text:s text:c="23"/></text:span><text:span text:style-name="T5"><text:s/></text:span><text:span text:style-name="T7">Утилиты операционной системы </text:span><text:span text:style-name="T5"><text:s text:c="17"/>cat, gcc <text:s text:c="10"/></text:span><text:span text:style-name="T17"><text:s text:c="109"/></text:span></text:p>
      <text:p text:style-name="P25"><text:span text:style-name="T7">Прикладные системы и программы </text:span><text:span text:style-name="T6"><text:s text:c="6"/></text:span><text:span text:style-name="T5"><text:s text:c="130"/></text:span></text:p>
      <text:p text:style-name="P36">_________________________________________________________________________________________________</text:p>
      <text:p text:style-name="P25"><text:span text:style-name="T7">Местонахождение и имена файлов программ и данных на домашнем компьютере </text:span><text:span text:style-name="T19"><text:s text:c="6"/></text:span><text:span text:style-name="T17">home/Temi4</text:span><text:span text:style-name="T19"> <text:s text:c="73"/></text:span></text:p>
      <text:p text:style-name="P36">_________________________________________________________________________________________________</text:p>
      <text:p text:style-name="P54"><text:span text:style-name="T9">6. Идея, метод, алгоритм </text:span><text:span text:style-name="T23">решения задачи</text:span><text:span text:style-name="T9"> </text:span><text:span text:style-name="T23">(в формах:</text:span><text:span text:style-name="T9"> </text:span><text:span text:style-name="T23">словесной,</text:span><text:span text:style-name="T9"> </text:span><text:span text:style-name="T23">псевдокода,</text:span><text:span text:style-name="T9"> </text:span><text:span text:style-name="T23">графической</text:span><text:span text:style-name="T9"> </text:span><text:span text:style-name="T23">[блок-схема,</text:span><text:span text:style-name="T9"> </text:span><text:span text:style-name="T23">диаграмма,</text:span><text:span text:style-name="T9"> </text:span><text:span text:style-name="T23">рисунок,</text:span><text:span text:style-name="T9"> </text:span><text:span text:style-name="T23">таблица] или формальные спецификации с пред- и постусловиями)</text:span></text:p>
      <text:p text:style-name="P26">Опишем структуру дерева выражения:</text:p>
      <text:list xml:id="list2745430821" text:style-name="WWNum8">
        <text:list-item>
          <text:p text:style-name="P55"><text:span text:style-name="T24">struct</text:span><text:span text:style-name="T25"> </text:span><text:span text:style-name="T26">tree</text:span><text:span text:style-name="T25"> {</text:span></text:p>
        </text:list-item>
      </text:list>
      <text:p text:style-name="P27"><text:span text:style-name="T24">char</text:span><text:span text:style-name="T25"> </text:span><text:span text:style-name="T27">a</text:span><text:span text:style-name="T25">;</text:span></text:p>
      <text:p text:style-name="P27"><text:span text:style-name="T26">tree</text:span><text:span text:style-name="T25"> </text:span><text:span text:style-name="T28">*</text:span><text:span text:style-name="T27">left</text:span><text:span text:style-name="T25">;</text:span></text:p>
      <text:p text:style-name="P27"><text:span text:style-name="T26">tree</text:span><text:span text:style-name="T25"> </text:span><text:span text:style-name="T28">*</text:span><text:span text:style-name="T27">right</text:span><text:span text:style-name="T25">;</text:span></text:p>
      <text:p text:style-name="P27"><text:span text:style-name="T29">tree</text:span><text:span text:style-name="T25">(</text:span><text:span text:style-name="T24">char</text:span><text:span text:style-name="T25"> </text:span><text:span text:style-name="T27">_a</text:span><text:span text:style-name="T25">) : </text:span><text:span text:style-name="T27">a</text:span><text:span text:style-name="T25">(</text:span><text:span text:style-name="T27">_a</text:span><text:span text:style-name="T25">) {</text:span></text:p>
      <text:p text:style-name="P27"><text:span text:style-name="T27">left</text:span><text:span text:style-name="T25"> </text:span><text:span text:style-name="T28">=</text:span><text:span text:style-name="T25"> </text:span><text:span text:style-name="T30">nullptr</text:span><text:span text:style-name="T25">;</text:span></text:p>
      <text:p text:style-name="P27"><text:span text:style-name="T27">right</text:span><text:span text:style-name="T25"> </text:span><text:span text:style-name="T28">=</text:span><text:span text:style-name="T25"> </text:span><text:span text:style-name="T30">nullptr</text:span><text:span text:style-name="T25">;</text:span></text:p>
      <text:p text:style-name="P58">}</text:p>
      <text:p text:style-name="P58">};</text:p>
      <text:p text:style-name="P27"><text:span text:style-name="T24">void</text:span><text:span text:style-name="T25"> </text:span><text:span text:style-name="T29">print</text:span><text:span text:style-name="T25">(</text:span><text:span text:style-name="T26">tree</text:span><text:span text:style-name="T25"> </text:span><text:span text:style-name="T24">*&amp;</text:span><text:span text:style-name="T27">dstr</text:span><text:span text:style-name="T25">) {</text:span></text:p>
      <text:p text:style-name="P27"><text:span text:style-name="T24">if</text:span><text:span text:style-name="T25"> (</text:span><text:span text:style-name="T27">dstr</text:span><text:span text:style-name="T25">-&gt;</text:span><text:span text:style-name="T27">a</text:span><text:span text:style-name="T25"> </text:span><text:span text:style-name="T28">==</text:span><text:span text:style-name="T25"> </text:span><text:span text:style-name="T31">'*'</text:span><text:span text:style-name="T25">) {</text:span></text:p>
      <text:p text:style-name="P27"><text:span text:style-name="T27">cout</text:span><text:span text:style-name="T25"> </text:span><text:span text:style-name="T29">&lt;&lt;</text:span><text:span text:style-name="T25"> </text:span><text:span text:style-name="T27">dstr</text:span><text:span text:style-name="T25">-&gt;</text:span><text:span text:style-name="T27">left</text:span><text:span text:style-name="T25">-&gt;</text:span><text:span text:style-name="T27">a</text:span><text:span text:style-name="T25"> </text:span><text:span text:style-name="T29">&lt;&lt;</text:span><text:span text:style-name="T25"> </text:span><text:span text:style-name="T27">dstr</text:span><text:span text:style-name="T25">-&gt;</text:span><text:span text:style-name="T27">a</text:span><text:span text:style-name="T25"> </text:span><text:span text:style-name="T29">&lt;&lt;</text:span><text:span text:style-name="T25"> </text:span><text:span text:style-name="T31">'('</text:span><text:span text:style-name="T25"> </text:span><text:span text:style-name="T29">&lt;&lt;</text:span><text:span text:style-name="T25"> </text:span><text:span text:style-name="T27">dstr</text:span><text:span text:style-name="T25">-&gt;</text:span><text:span text:style-name="T27">right</text:span><text:span text:style-name="T25">-&gt;</text:span><text:span text:style-name="T27">left</text:span><text:span text:style-name="T25">-&gt;</text:span><text:span text:style-name="T27">a</text:span></text:p>
      <text:p text:style-name="P27"><text:span text:style-name="T29">&lt;&lt;</text:span><text:span text:style-name="T25"> </text:span><text:span text:style-name="T27">dstr</text:span><text:span text:style-name="T25">-&gt;</text:span><text:span text:style-name="T27">right</text:span><text:span text:style-name="T25">-&gt;</text:span><text:span text:style-name="T27">a</text:span><text:span text:style-name="T25"> </text:span><text:span text:style-name="T29">&lt;&lt;</text:span><text:span text:style-name="T25"> </text:span><text:span text:style-name="T27">dstr</text:span><text:span text:style-name="T25">-&gt;</text:span><text:span text:style-name="T27">right</text:span><text:span text:style-name="T25">-&gt;</text:span><text:span text:style-name="T27">right</text:span><text:span text:style-name="T25">-&gt;</text:span><text:span text:style-name="T27">a</text:span><text:span text:style-name="T25"> </text:span><text:span text:style-name="T29">&lt;&lt;</text:span><text:span text:style-name="T25"> </text:span><text:span text:style-name="T31">')'</text:span><text:span text:style-name="T25"> </text:span><text:span text:style-name="T29">&lt;&lt;</text:span><text:span text:style-name="T25"> </text:span><text:span text:style-name="T31">'</text:span><text:span text:style-name="T30">\n</text:span><text:span text:style-name="T31">'</text:span><text:span text:style-name="T25">;</text:span></text:p>
      <text:p text:style-name="P27"><text:span text:style-name="T25">} </text:span><text:span text:style-name="T24">else</text:span><text:span text:style-name="T25"> {</text:span></text:p>
      <text:p text:style-name="P27"><text:span text:style-name="T27">cout</text:span><text:span text:style-name="T25"> </text:span><text:span text:style-name="T29">&lt;&lt;</text:span><text:span text:style-name="T25"> </text:span><text:span text:style-name="T27">dstr</text:span><text:span text:style-name="T25">-&gt;</text:span><text:span text:style-name="T27">left</text:span><text:span text:style-name="T25">-&gt;</text:span><text:span text:style-name="T27">left</text:span><text:span text:style-name="T25">-&gt;</text:span><text:span text:style-name="T27">a</text:span><text:span text:style-name="T25"> </text:span><text:span text:style-name="T29">&lt;&lt;</text:span><text:span text:style-name="T25"> </text:span><text:span text:style-name="T27">dstr</text:span><text:span text:style-name="T25">-&gt;</text:span><text:span text:style-name="T27">left</text:span><text:span text:style-name="T25">-&gt;</text:span><text:span text:style-name="T27">a</text:span><text:span text:style-name="T25"> </text:span><text:span text:style-name="T29">&lt;&lt;</text:span><text:span text:style-name="T25"> </text:span><text:span text:style-name="T27">dstr</text:span><text:span text:style-name="T25">-&gt;</text:span><text:span text:style-name="T27">left</text:span><text:span text:style-name="T25">-&gt;</text:span><text:span text:style-name="T27">right</text:span><text:span text:style-name="T25">-&gt;</text:span><text:span text:style-name="T27">a</text:span></text:p>
      <text:p text:style-name="P27"><text:span text:style-name="T29">&lt;&lt;</text:span><text:span text:style-name="T25"> </text:span><text:span text:style-name="T27">dstr</text:span><text:span text:style-name="T25">-&gt;</text:span><text:span text:style-name="T27">a</text:span><text:span text:style-name="T25"> </text:span><text:span text:style-name="T29">&lt;&lt;</text:span><text:span text:style-name="T25"> </text:span><text:span text:style-name="T27">dstr</text:span><text:span text:style-name="T25">-&gt;</text:span><text:span text:style-name="T27">right</text:span><text:span text:style-name="T25">-&gt;</text:span><text:span text:style-name="T27">left</text:span><text:span text:style-name="T25">-&gt;</text:span><text:span text:style-name="T27">a</text:span><text:span text:style-name="T25"> </text:span><text:span text:style-name="T29">&lt;&lt;</text:span><text:span text:style-name="T25"> </text:span><text:span text:style-name="T27">dstr</text:span><text:span text:style-name="T25">-&gt;</text:span><text:span text:style-name="T27">right</text:span><text:span text:style-name="T25">-&gt;</text:span><text:span text:style-name="T27">a</text:span></text:p>
      <text:p text:style-name="P27"><text:span text:style-name="T29">&lt;&lt;</text:span><text:span text:style-name="T25"> </text:span><text:span text:style-name="T27">dstr</text:span><text:span text:style-name="T25">-&gt;</text:span><text:span text:style-name="T27">right</text:span><text:span text:style-name="T25">-&gt;</text:span><text:span text:style-name="T27">right</text:span><text:span text:style-name="T25">-&gt;</text:span><text:span text:style-name="T27">a</text:span><text:span text:style-name="T25"> </text:span><text:span text:style-name="T29">&lt;&lt;</text:span><text:span text:style-name="T25"> </text:span><text:span text:style-name="T31">'</text:span><text:span text:style-name="T30">\n</text:span><text:span text:style-name="T31">'</text:span><text:span text:style-name="T25">;</text:span></text:p>
      <text:p text:style-name="P58">}</text:p>
      <text:p text:style-name="P58">}</text:p>
      <text:p text:style-name="P27"/>
      <text:p text:style-name="P27"><text:span text:style-name="T24">void</text:span><text:span text:style-name="T25"> </text:span><text:span text:style-name="T29">perestroyka</text:span><text:span text:style-name="T25">(</text:span><text:span text:style-name="T26">tree</text:span><text:span text:style-name="T25"> </text:span><text:span text:style-name="T24">*&amp;</text:span><text:span text:style-name="T27">dstr</text:span><text:span text:style-name="T25">) {</text:span></text:p>
      <text:p text:style-name="P27"><text:span text:style-name="T24">char</text:span><text:span text:style-name="T25"> </text:span><text:span text:style-name="T27">a</text:span><text:span text:style-name="T25"> </text:span><text:span text:style-name="T28">=</text:span><text:span text:style-name="T25"> </text:span><text:span text:style-name="T27">dstr</text:span><text:span text:style-name="T25">-&gt;</text:span><text:span text:style-name="T27">left</text:span><text:span text:style-name="T25">-&gt;</text:span><text:span text:style-name="T27">a</text:span><text:span text:style-name="T25">;</text:span></text:p>
      <text:p text:style-name="P27"><text:span text:style-name="T29">swap</text:span><text:span text:style-name="T25">(</text:span><text:span text:style-name="T27">dstr</text:span><text:span text:style-name="T25">-&gt;</text:span><text:span text:style-name="T27">a</text:span><text:span text:style-name="T25">, </text:span><text:span text:style-name="T27">dstr</text:span><text:span text:style-name="T25">-&gt;</text:span><text:span text:style-name="T27">right</text:span><text:span text:style-name="T25">-&gt;</text:span><text:span text:style-name="T27">a</text:span><text:span text:style-name="T25">);</text:span></text:p>
      <text:p text:style-name="P27"><text:span text:style-name="T29">swap</text:span><text:span text:style-name="T25">(</text:span><text:span text:style-name="T27">dstr</text:span><text:span text:style-name="T25">-&gt;</text:span><text:span text:style-name="T27">right</text:span><text:span text:style-name="T25">-&gt;</text:span><text:span text:style-name="T27">left</text:span><text:span text:style-name="T25">-&gt;</text:span><text:span text:style-name="T27">a</text:span><text:span text:style-name="T25">, </text:span><text:span text:style-name="T27">dstr</text:span><text:span text:style-name="T25">-&gt;</text:span><text:span text:style-name="T27">left</text:span><text:span text:style-name="T25">-&gt;</text:span><text:span text:style-name="T27">a</text:span><text:span text:style-name="T25">);</text:span></text:p>
      <text:p text:style-name="P27"><text:span text:style-name="T24">char</text:span><text:span text:style-name="T25"> </text:span><text:span text:style-name="T27">b</text:span><text:span text:style-name="T25"> </text:span><text:span text:style-name="T28">=</text:span><text:span text:style-name="T25"> </text:span><text:span text:style-name="T27">dstr</text:span><text:span text:style-name="T25">-&gt;</text:span><text:span text:style-name="T27">left</text:span><text:span text:style-name="T25">-&gt;</text:span><text:span text:style-name="T27">a</text:span><text:span text:style-name="T25">;</text:span></text:p>
      <text:p text:style-name="P27"><text:span text:style-name="T27">dstr</text:span><text:span text:style-name="T25">-&gt;</text:span><text:span text:style-name="T27">left</text:span><text:span text:style-name="T25">-&gt;</text:span><text:span text:style-name="T27">a</text:span><text:span text:style-name="T25"> </text:span><text:span text:style-name="T28">=</text:span><text:span text:style-name="T25"> </text:span><text:span text:style-name="T27">dstr</text:span><text:span text:style-name="T25">-&gt;</text:span><text:span text:style-name="T27">right</text:span><text:span text:style-name="T25">-&gt;</text:span><text:span text:style-name="T27">a</text:span><text:span text:style-name="T25">;</text:span></text:p>
      <text:p text:style-name="P27"><text:span text:style-name="T27">dstr</text:span><text:span text:style-name="T25">-&gt;</text:span><text:span text:style-name="T27">left</text:span><text:span text:style-name="T25">-&gt;</text:span><text:span text:style-name="T27">left</text:span><text:span text:style-name="T25"> </text:span><text:span text:style-name="T28">=</text:span><text:span text:style-name="T25"> </text:span><text:span text:style-name="T24">new</text:span><text:span text:style-name="T25"> </text:span><text:span text:style-name="T26">tree</text:span><text:span text:style-name="T25">(</text:span><text:span text:style-name="T27">a</text:span><text:span text:style-name="T25">);</text:span></text:p>
      <text:p text:style-name="P27"><text:span text:style-name="T27">dstr</text:span><text:span text:style-name="T25">-&gt;</text:span><text:span text:style-name="T27">left</text:span><text:span text:style-name="T25">-&gt;</text:span><text:span text:style-name="T27">right</text:span><text:span text:style-name="T25"> </text:span><text:span text:style-name="T28">=</text:span><text:span text:style-name="T25"> </text:span><text:span text:style-name="T24">new</text:span><text:span text:style-name="T25"> </text:span><text:span text:style-name="T26">tree</text:span><text:span text:style-name="T25">(</text:span><text:span text:style-name="T27">b</text:span><text:span text:style-name="T25">);</text:span></text:p>
      <text:p text:style-name="P58">}</text:p>
      <text:p text:style-name="P27"/>
      <text:p text:style-name="P27"><text:span text:style-name="T24">void</text:span><text:span text:style-name="T25"> </text:span><text:span text:style-name="T29">add</text:span><text:span text:style-name="T25">(</text:span><text:span text:style-name="T26">tree</text:span><text:span text:style-name="T25"> </text:span><text:span text:style-name="T24">*&amp;</text:span><text:span text:style-name="T27">dstr</text:span><text:span text:style-name="T25">, </text:span><text:span text:style-name="T26">string</text:span><text:span text:style-name="T25"> </text:span><text:span text:style-name="T24">&amp;</text:span><text:span text:style-name="T27">s</text:span><text:span text:style-name="T25">) {</text:span></text:p>
      <text:p text:style-name="P27"/>
      <text:p text:style-name="P27"><text:span text:style-name="T24">if</text:span><text:span text:style-name="T25"> (</text:span><text:span text:style-name="T27">s</text:span><text:span text:style-name="T29">[</text:span><text:span text:style-name="T30">0</text:span><text:span text:style-name="T29">]</text:span><text:span text:style-name="T25"> </text:span><text:span text:style-name="T28">!=</text:span><text:span text:style-name="T25"> </text:span><text:span text:style-name="T31">'('</text:span><text:span text:style-name="T25">) {</text:span></text:p>
      <text:p text:style-name="P27"><text:span text:style-name="T27">dstr</text:span><text:span text:style-name="T25">-&gt;</text:span><text:span text:style-name="T27">left</text:span><text:span text:style-name="T25"> </text:span><text:span text:style-name="T28">=</text:span><text:span text:style-name="T25"> </text:span><text:span text:style-name="T24">new</text:span><text:span text:style-name="T25"> </text:span><text:span text:style-name="T26">tree</text:span><text:span text:style-name="T25">(</text:span><text:span text:style-name="T27">s</text:span><text:span text:style-name="T29">[</text:span><text:span text:style-name="T30">0</text:span><text:span text:style-name="T29">]</text:span><text:span text:style-name="T25">);</text:span></text:p>
      <text:p text:style-name="P27"><text:span text:style-name="T24">if</text:span><text:span text:style-name="T25"> (</text:span><text:span text:style-name="T27">s</text:span><text:span text:style-name="T29">[</text:span><text:span text:style-name="T30">2</text:span><text:span text:style-name="T29">]</text:span><text:span text:style-name="T25"> </text:span><text:span text:style-name="T28">==</text:span><text:span text:style-name="T25"> </text:span><text:span text:style-name="T31">'('</text:span><text:span text:style-name="T25">) {</text:span></text:p>
      <text:p text:style-name="P27"><text:span text:style-name="T27">dstr</text:span><text:span text:style-name="T25">-&gt;</text:span><text:span text:style-name="T27">right</text:span><text:span text:style-name="T25"> </text:span><text:span text:style-name="T28">=</text:span><text:span text:style-name="T25"> </text:span><text:span text:style-name="T24">new</text:span><text:span text:style-name="T25"> </text:span><text:span text:style-name="T26">tree</text:span><text:span text:style-name="T25">(</text:span><text:span text:style-name="T27">s</text:span><text:span text:style-name="T29">[</text:span><text:span text:style-name="T30">4</text:span><text:span text:style-name="T29">]</text:span><text:span text:style-name="T25">);</text:span></text:p>
      <text:p text:style-name="P27"><text:span text:style-name="T27">dstr</text:span><text:span text:style-name="T25">-&gt;</text:span><text:span text:style-name="T27">right</text:span><text:span text:style-name="T25">-&gt;</text:span><text:span text:style-name="T27">left</text:span><text:span text:style-name="T25"> </text:span><text:span text:style-name="T28">=</text:span><text:span text:style-name="T25"> </text:span><text:span text:style-name="T24">new</text:span><text:span text:style-name="T25"> </text:span><text:span text:style-name="T26">tree</text:span><text:span text:style-name="T25">(</text:span><text:span text:style-name="T27">s</text:span><text:span text:style-name="T29">[</text:span><text:span text:style-name="T30">3</text:span><text:span text:style-name="T29">]</text:span><text:span text:style-name="T25">);</text:span></text:p>
      <text:p text:style-name="P27"><text:span text:style-name="T27">dstr</text:span><text:span text:style-name="T25">-&gt;</text:span><text:span text:style-name="T27">right</text:span><text:span text:style-name="T25">-&gt;</text:span><text:span text:style-name="T27">right</text:span><text:span text:style-name="T25"> </text:span><text:span text:style-name="T28">=</text:span><text:span text:style-name="T25"> </text:span><text:span text:style-name="T24">new</text:span><text:span text:style-name="T25"> </text:span><text:span text:style-name="T26">tree</text:span><text:span text:style-name="T25">(</text:span><text:span text:style-name="T27">s</text:span><text:span text:style-name="T29">[</text:span><text:span text:style-name="T30">5</text:span><text:span text:style-name="T29">]</text:span><text:span text:style-name="T25">);</text:span></text:p>
      <text:p text:style-name="P27"><text:span text:style-name="T25">} </text:span><text:span text:style-name="T24">else</text:span></text:p>
      <text:p text:style-name="P27"><text:span text:style-name="T27">cout</text:span><text:span text:style-name="T25"> </text:span><text:span text:style-name="T29">&lt;&lt;</text:span><text:span text:style-name="T25"> </text:span><text:span text:style-name="T31">"Wrong!"</text:span><text:span text:style-name="T25">;</text:span></text:p>
      <text:p text:style-name="P58">}</text:p>
      <text:p text:style-name="P58">}</text:p>
      <text:p text:style-name="P27"/>
      <text:p text:style-name="P27"><text:span text:style-name="T24">int</text:span><text:span text:style-name="T25"> </text:span><text:span text:style-name="T29">main</text:span><text:span text:style-name="T25">() {</text:span></text:p>
      <text:p text:style-name="P27"><text:span text:style-name="T26">string</text:span><text:span text:style-name="T25"> </text:span><text:span text:style-name="T27">s</text:span><text:span text:style-name="T25">;</text:span></text:p>
      <text:p text:style-name="P27"><text:span text:style-name="T27">cin</text:span><text:span text:style-name="T25"> </text:span><text:span text:style-name="T29">&gt;&gt;</text:span><text:span text:style-name="T25"> </text:span><text:span text:style-name="T27">s</text:span><text:span text:style-name="T25">;</text:span></text:p>
      <text:p text:style-name="P27"><text:span text:style-name="T26">tree</text:span><text:span text:style-name="T25"> </text:span><text:span text:style-name="T28">*</text:span><text:span text:style-name="T27">dstr</text:span><text:span text:style-name="T25"> </text:span><text:span text:style-name="T28">=</text:span><text:span text:style-name="T25"> </text:span><text:span text:style-name="T24">new</text:span><text:span text:style-name="T25"> </text:span><text:span text:style-name="T26">tree</text:span><text:span text:style-name="T25">(</text:span><text:span text:style-name="T31">'*'</text:span><text:span text:style-name="T25">);</text:span></text:p>
      <text:p text:style-name="P27"><text:span text:style-name="T29">add</text:span><text:span text:style-name="T25">(</text:span><text:span text:style-name="T27">dstr</text:span><text:span text:style-name="T25">, </text:span><text:span text:style-name="T27">s</text:span><text:span text:style-name="T25">);</text:span></text:p>
      <text:p text:style-name="P27"><text:span text:style-name="T29">print</text:span><text:span text:style-name="T25">(</text:span><text:span text:style-name="T27">dstr</text:span><text:span text:style-name="T25">);</text:span></text:p>
      <text:p text:style-name="P27"><text:span text:style-name="T29">perestroyka</text:span><text:span text:style-name="T25">(</text:span><text:span text:style-name="T27">dstr</text:span><text:span text:style-name="T25">);</text:span></text:p>
      <text:p text:style-name="P27"><text:span text:style-name="T29">print</text:span><text:span text:style-name="T25">(</text:span><text:span text:style-name="T27">dstr</text:span><text:span text:style-name="T25">);</text:span></text:p>
      <text:p text:style-name="P58">}</text:p>
      <text:p text:style-name="P28"/>
      <text:p text:style-name="P29"/>
      <text:list xml:id="list578827677" text:style-name="WWNum2">
        <text:list-item>
          <text:p text:style-name="P56"><text:span text:style-name="T9">Сценарий выполнения работы </text:span><text:span text:style-name="T23">[план работы,</text:span><text:span text:style-name="T9"> </text:span><text:span text:style-name="T23">первоначальный текст программы в черновике</text:span><text:span text:style-name="T9"> </text:span><text:span text:style-name="T23">(можно на отдельном листе)</text:span><text:span text:style-name="T9"> </text:span><text:span text:style-name="T23">и</text:span><text:span text:style-name="T9"> </text:span><text:span text:style-name="T23">тесты либо соображения по тестированию].</text:span></text:p>
        </text:list-item>
      </text:list>
      <text:p text:style-name="P59">Тесты:</text:p>
      <text:list xml:id="list1167792892" text:style-name="WWNum7">
        <text:list-item>
          <text:p text:style-name="P48">a*(b-c)</text:p>
        </text:list-item>
        <text:list-item>
          <text:p text:style-name="P48">a*b-a*c</text:p>
        </text:list-item>
      </text:list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Пункты 1-7 отчета составляются строго до начала лабораторной работы.</text:p>
      <text:p text:style-name="P30"><text:span text:style-name="T11"><text:tab/><text:tab/><text:tab/><text:tab/>Допущен к выполнению работы. </text:span><text:span text:style-name="T9">Подпись препод</text:span><text:bookmark text:name="_GoBack"/><text:span text:style-name="T9">авателя</text:span><text:span text:style-name="T11"> </text:span><text:span text:style-name="T9">_____________________</text:span></text:p>
      <text:list xml:id="list1253356630" text:style-name="WWNum3">
        <text:list-item>
          <text:p text:style-name="P57"><text:span text:style-name="T9">Распечатка протокола </text:span><text:span text:style-name="T23">(подклеить листинг окончательного варианта программы с тестовыми примерами,</text:span><text:span text:style-name="T9"> </text:span><text:span text:style-name="T23">подписанный</text:span><text:span text:style-name="T9"> </text:span><text:span text:style-name="T23">преподавателем).</text:span></text:p>
        </text:list-item>
      </text:list>
      <text:list xml:id="list1758770471" text:style-name="WWNum4">
        <text:list-item>
          <text:p text:style-name="P60"><text:span text:style-name="T9">Дневник отладки </text:span><text:span text:style-name="T23">должен содержать дату и время сеансов отладки, и основные события</text:span><text:span text:style-name="T9"> </text:span><text:span text:style-name="T23">(ошибки в сценарии и программе,</text:span><text:span text:style-name="T9"> </text:span><text:span text:style-name="T23">нестандартные ситу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ext:p text:style-name="P1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37">№</text:p>
          </table:table-cell>
          <table:table-cell table:style-name="Таблица1.B1" office:value-type="string">
            <text:p text:style-name="P42">Лаб.</text:p>
          </table:table-cell>
          <table:table-cell table:style-name="Таблица1.B1" office:value-type="string">
            <text:p text:style-name="P38">Дата</text:p>
          </table:table-cell>
          <table:table-cell table:style-name="Таблица1.B1" office:value-type="string">
            <text:p text:style-name="P38">Время</text:p>
          </table:table-cell>
          <table:table-cell table:style-name="Таблица1.B1" office:value-type="string">
            <text:p text:style-name="P39">Событие</text:p>
          </table:table-cell>
          <table:table-cell table:style-name="Таблица1.B1" office:value-type="string">
            <text:p text:style-name="P40">Действие по исправлению</text:p>
          </table:table-cell>
          <table:table-cell table:style-name="Таблица1.B1" office:value-type="string">
            <text:p text:style-name="P41">Примечание</text:p>
          </table:table-cell>
        </table:table-row>
        <table:table-row table:style-name="Таблица1.1">
          <table:table-cell table:style-name="Таблица1.A2" office:value-type="string">
            <text:p text:style-name="P19"/>
          </table:table-cell>
          <table:table-cell table:style-name="Таблица1.B2" office:value-type="string">
            <text:p text:style-name="P42">или</text:p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  <table:table-cell table:style-name="Таблица1.B2" office:value-type="string">
            <text:p text:style-name="P19"/>
          </table:table-cell>
        </table:table-row>
        <table:table-row table:style-name="Таблица1.3">
          <table:table-cell table:style-name="Таблица1.A3" office:value-type="string">
            <text:p text:style-name="P19"/>
          </table:table-cell>
          <table:table-cell table:style-name="Таблица1.B3" office:value-type="string">
            <text:p text:style-name="P42">дом.</text:p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  <table:table-cell table:style-name="Таблица1.B3" office:value-type="string">
            <text:p text:style-name="P19"/>
          </table:table-cell>
        </table:table-row>
        <table:table-row table:style-name="Таблица1.4">
          <table:table-cell table:style-name="Таблица1.A3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B3" office:value-type="string">
            <text:p text:style-name="P9"/>
          </table:table-cell>
          <table:table-cell table:style-name="Таблица1.B3" office:value-type="string">
            <text:p text:style-name="P9"/>
          </table:table-cell>
        </table:table-row>
      </table:table>
      <text:p text:style-name="P20"/>
      <text:list xml:id="list2647017095" text:style-name="WWNum5">
        <text:list-item>
          <text:p text:style-name="P61"><text:span text:style-name="T9">Замечания автора </text:span><text:span text:style-name="T7">по существу работы</text:span><text:span text:style-name="T3"> <text:s text:c="112"/></text:span></text:p>
        </text:list-item>
      </text:list>
      <text:p text:style-name="P49"><text:s text:c="193"/></text:p>
      <text:p text:style-name="P49"><text:s text:c="193"/></text:p>
      <text:p text:style-name="P49"><text:s text:c="193"/></text:p>
      <text:p text:style-name="P49"><text:s text:c="197"/></text:p>
      <text:list xml:id="list161355522348261" text:continue-numbering="true" text:style-name="WWNum5">
        <text:list-item>
          <text:p text:style-name="P47">Выводы</text:p>
        </text:list-item>
      </text:list>
      <text:p text:style-name="P23"/>
      <text:p text:style-name="P31"><text:span text:style-name="T3"><text:s text:c="6"/>Я научился </text:span><text:span text:style-name="T18">преобразовывать деревья в выражения и работать с ними</text:span><text:span text:style-name="T3"> <text:s text:c="251"/></text:span></text:p>
      <text:p text:style-name="P50"><text:s text:c="194"/></text:p>
      <text:p text:style-name="P50"><text:s text:c="193"/></text:p>
      <text:p text:style-name="P50"><text:s text:c="194"/></text:p>
      <text:p text:style-name="P50"><text:s text:c="193"/></text:p>
      <text:p text:style-name="P50"><text:s text:c="193"/></text:p>
      <text:p text:style-name="P50"><text:s text:c="193"/></text:p>
      <text:p text:style-name="P24"/>
      <text:p text:style-name="P21"/>
      <text:p text:style-name="P62">Недочёты при выполнении задания могут быть устранены следующим образом: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2"/>
      <text:p text:style-name="P43">Подпись студента 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ru" fo:country="RU" style:letter-kerning="false" style:font-name-asian="DejaVu Sans" style:font-size-asian="10pt" style:language-asian="ru" style:country-asian="RU" style:font-name-complex="Times New Roman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1pt" fo:language="ru" fo:country="RU" style:letter-kerning="false" style:font-name-asian="DejaVu Sans" style:font-family-asian="'DejaVu Sans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Маркеры_20_списка" style:display-name="Маркеры списка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weight="bold" style:font-weight-asian="bold" style:font-weight-complex="bold"/>
    </style:style>
    <style:style style:name="ListLabel_20_47" style:display-name="ListLabel 47" style:family="text">
      <style:text-properties fo:font-weight="bold" style:font-weight-asian="bold" style:font-weight-complex="bold"/>
    </style:style>
    <style:style style:name="ListLabel_20_48" style:display-name="ListLabel 48" style:family="text">
      <style:text-properties fo:font-weight="bold" style:font-weight-asian="bold" style:font-weight-complex="bold"/>
    </style:style>
    <style:style style:name="ListLabel_20_49" style:display-name="ListLabel 49" style:family="text">
      <style:text-properties fo:font-weight="bold" style:font-weight-asian="bold" style:font-weight-complex="bold"/>
    </style:style>
    <style:style style:name="ListLabel_20_50" style:display-name="ListLabel 50" style:family="text">
      <style:text-properties fo:font-weight="bold" style:font-weight-asian="bold" style:font-weight-complex="bold"/>
    </style:style>
    <style:style style:name="ListLabel_20_51" style:display-name="ListLabel 51" style:family="text">
      <style:text-properties fo:font-weight="bold" style:font-weight-asian="bold" style:font-weight-complex="bold"/>
    </style:style>
    <style:style style:name="ListLabel_20_52" style:display-name="ListLabel 52" style:family="text">
      <style:text-properties fo:font-weight="bold" style:font-weight-asian="bold" style:font-weight-complex="bold"/>
    </style:style>
    <style:style style:name="ListLabel_20_53" style:display-name="ListLabel 53" style:family="text">
      <style:text-properties fo:font-weight="bold" style:font-weight-asian="bold" style:font-weight-complex="bold"/>
    </style:style>
    <style:style style:name="ListLabel_20_54" style:display-name="ListLabel 54" style:family="text">
      <style:text-properties fo:font-weight="bold" style:font-weight-asian="bold" style:font-weight-complex="bold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 text:start-value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 text:start-value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1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2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3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4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5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6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7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0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1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 text:start-value="1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9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0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1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2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3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4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5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15cm" fo:margin-bottom="1.152cm" fo:margin-left="1.669cm" fo:margin-right="1.422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69cm" fo:margin-bottom="1.429cm" fo:margin-left="1.764cm" fo:margin-right="1.139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852cm" fo:margin-bottom="2.54cm" fo:margin-left="1.676cm" fo:margin-right="1.916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2T10:29:00</meta:creation-date>
    <meta:initial-creator>Windows User</meta:initial-creator>
    <dc:language>ru-RU</dc:language>
    <dc:date>2023-04-29T16:13:54.284549156</dc:date>
    <meta:editing-cycles>57</meta:editing-cycles>
    <meta:editing-duration>PT9H12M30S</meta:editing-duration>
    <meta:generator>LibreOffice/7.3.7.2$Linux_X86_64 LibreOffice_project/30$Build-2</meta:generator>
    <meta:document-statistic meta:table-count="1" meta:image-count="0" meta:object-count="0" meta:page-count="5" meta:paragraph-count="119" meta:word-count="563" meta:character-count="9073" meta:non-whitespace-character-count="4512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